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0e890" officeooo:paragraph-rsid="0010e890" style:font-size-asian="13.1000003814697pt" style:font-size-complex="15pt"/>
    </style:style>
    <style:style style:name="P2" style:family="paragraph" style:parent-style-name="Standard">
      <style:text-properties fo:font-size="15pt" officeooo:rsid="0012850f" officeooo:paragraph-rsid="0012850f" style:font-size-asian="13.1000003814697pt" style:font-size-complex="15pt"/>
    </style:style>
    <style:style style:name="T1" style:family="text">
      <style:text-properties officeooo:rsid="001285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S ROVER</text:p>
      <text:p text:style-name="P1"/>
      <text:p text:style-name="P1">DOMAIN : MAPPING</text:p>
      <text:p text:style-name="P1"/>
      <text:p text:style-name="P1">The data output from LIDARs (collected by the LASER bheam to determine the distance between sensor and the object) <text:span text:style-name="T1">is converted to 3D print.</text:span></text:p>
      <text:p text:style-name="P1"/>
      <text:p text:style-name="P2">Technology used is Datascience using python. The libraries used are matplotli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8:46:57.250071983</meta:creation-date>
    <dc:date>2020-03-02T18:59:47.805520455</dc:date>
    <meta:editing-duration>PT2M</meta:editing-duration>
    <meta:editing-cycles>1</meta:editing-cycles>
    <meta:document-statistic meta:table-count="0" meta:image-count="0" meta:object-count="0" meta:page-count="1" meta:paragraph-count="4" meta:word-count="40" meta:character-count="245" meta:non-whitespace-character-count="209"/>
    <meta:generator>LibreOffice/6.0.7.3$Linux_X86_64 LibreOffice_project/00m0$Build-3</meta:generator>
  </office:meta>
</office:document-meta>
</file>